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paragraph-rsid="0057e000"/>
    </style:style>
    <style:style style:name="P5" style:family="paragraph" style:parent-style-name="Text_20_body">
      <style:paragraph-properties fo:margin-top="0in" fo:margin-bottom="0in" loext:contextual-spacing="false"/>
      <style:text-properties officeooo:paragraph-rsid="005bf252"/>
    </style:style>
    <style:style style:name="P6" style:family="paragraph" style:parent-style-name="Text_20_body">
      <style:paragraph-properties fo:margin-top="0in" fo:margin-bottom="0in" loext:contextual-spacing="false"/>
      <style:text-properties officeooo:paragraph-rsid="0044c721"/>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Heading_20_1">
      <style:paragraph-properties fo:margin-top="0in" fo:margin-bottom="0in" loext:contextual-spacing="false"/>
      <style:text-properties officeooo:paragraph-rsid="0044c721"/>
    </style:style>
    <style:style style:name="P9" style:family="paragraph" style:parent-style-name="Text_20_body" style:list-style-name="L1">
      <style:paragraph-properties fo:margin-top="0in" fo:margin-bottom="0in" loext:contextual-spacing="false"/>
      <style:text-properties officeooo:paragraph-rsid="004130bb"/>
    </style:style>
    <style:style style:name="P10" style:family="paragraph" style:parent-style-name="Text_20_body" style:list-style-name="L1">
      <style:paragraph-properties fo:margin-top="0in" fo:margin-bottom="0in" loext:contextual-spacing="false"/>
      <style:text-properties officeooo:paragraph-rsid="0067d787"/>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57e000" style:font-style-asian="normal" style:font-style-complex="normal"/>
    </style:style>
    <style:style style:name="T5" style:family="text">
      <style:text-properties fo:font-style="normal" officeooo:rsid="0058539a"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66ba2c"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67d787" style:font-size-asian="12pt" style:font-style-asian="normal" style:font-weight-asian="normal" style:font-size-complex="12pt" style:font-style-complex="normal" style:font-weight-complex="normal"/>
    </style:style>
    <style:style style:name="T9" style:family="text">
      <style:text-properties officeooo:rsid="004130bb"/>
    </style:style>
    <style:style style:name="T10" style:family="text">
      <style:text-properties officeooo:rsid="0050f657"/>
    </style:style>
    <style:style style:name="T11" style:family="text">
      <style:text-properties officeooo:rsid="0057e000"/>
    </style:style>
    <style:style style:name="T12" style:family="text">
      <style:text-properties officeooo:rsid="0064343b"/>
    </style:style>
    <style:style style:name="T13" style:family="text">
      <style:text-properties officeooo:rsid="0065081e"/>
    </style:style>
    <style:style style:name="T14" style:family="text">
      <style:text-properties officeooo:rsid="0066ba2c"/>
    </style:style>
    <style:style style:name="T15" style:family="text">
      <style:text-properties officeooo:rsid="0067d78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DAT 6</text:span><text:span text:style-name="T5">9</text:span><text:span text:style-name="T4">0</text:span><text:span text:style-name="T3">: </text:span><text:span text:style-name="T5">Capstone in </text:span><text:span text:style-name="T4">Data Analytics</text:span></text:p>
      <text:p text:style-name="P4"><text:span text:style-name="T2">Module</text:span><text:span text:style-name="Emphasis"><text:span text:style-name="T6"> </text:span></text:span><text:span text:style-name="Emphasis"><text:span text:style-name="T8">Ten</text:span></text:span></text:p>
      <text:p text:style-name="P2"><text:span text:style-name="T12">10/</text:span><text:span text:style-name="T15">24</text:span><text:span text:style-name="T10">/</text:span><text:span text:style-name="T11">20</text:span><text:span text:style-name="T9">22</text:span></text:p>
      <text:p text:style-name="P1"/>
      <text:p text:style-name="P1">Learning Object<text:span text:style-name="T1">i</text:span>ves</text:p>
      <text:list xml:id="list2669824674" text:style-name="L1">
        <text:list-header>
          <text:p text:style-name="P9"/>
        </text:list-header>
        <text:list-item>
          <text:p text:style-name="P10">Discuss the value of data and analytics to organizations</text:p>
        </text:list-item>
        <text:list-item>
          <text:p text:style-name="P10">Identify new opportunities for data analytics within an organization</text:p>
        </text:list-item>
        <text:list-item>
          <text:p text:style-name="P10">Describe how you will advocate for data and analytics in your current or future career</text:p>
        </text:list-item>
      </text:list>
      <text:p text:style-name="P5"/>
      <text:p text:style-name="P7">Module Overview</text:p>
      <text:p text:style-name="P6"/>
      <text:h text:style-name="P8" text:outline-level="1">Your Future in Data Analytics</text:h>
      <text:p text:style-name="Text_20_body">Now that you have completed the capstone experience, you are equipped to apply what you have learned in your coursework to help solve problems in real-world organizations. While the use case scenarios inspired by actual business problems in DAT 650 and DAT 690 may be hypothetical, you will be able transfer what you have learned from evaluating, modifying, and implementing this analytic plan to your future career in data analytics. Identifying business problems, surveying available data, and strategizing about how to work with data will prove advantageous in any professional context. You will need to be prepared to advertise what you have learned in this program to your organization and/or prospective employers. Data can make a positive difference in an organization. As a graduate of SNHU’s Data Analytics master’s program, you are empowered to leverage your ability to obtain usable knowledge from data to positively impact business problem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10-24T16:52:08.519177289</dc:date>
    <meta:editing-duration>P3DT6H57M23S</meta:editing-duration>
    <meta:editing-cycles>52</meta:editing-cycles>
    <meta:generator>LibreOffice/6.4.7.2$Linux_X86_64 LibreOffice_project/40$Build-2</meta:generator>
    <meta:document-statistic meta:table-count="0" meta:image-count="0" meta:object-count="0" meta:page-count="1" meta:paragraph-count="10" meta:word-count="202" meta:character-count="1287" meta:non-whitespace-character-count="1098"/>
  </office:meta>
</office:document-meta>
</file>